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ActionProcessor.processMatches( InputStream input , 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ActionProcessor.processMatches( InputStream input , OutputStream output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ActionProcessor.MatchAction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ctionProcessor.MatchActionProcessor( PatternCompiler compiler , Pattern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tchActionProcessor.setFieldSeparator( String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ctionProcessor.addAction( String pattern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ctionProcessor.setFieldSeparator( String separator ,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ActionProcessor.addAction( String pattern , Match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ctionProcessor.addActio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ctionProcessor.addAction( String pattern , int options , MatchAction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tchActionProcessor.processMatches( Reader input , Writer outpu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52">
            <text:p text:style-name="Table_20_Contents"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